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10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10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10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8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1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11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11">
            <text:p>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11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11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1">
            <text:p>Сортировка устройств в дереве а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11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11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2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8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2" table:style-name="ce5">
            <text:p>13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3" table:style-name="ce5">
            <text:p>13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1" table:style-name="ce5">
            <text:p>1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1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11-07T23:00:06Z</dc:date>
    <meta:editing-cycles>1</meta:editing-cycles>
    <meta:editing-duration>PT53S</meta:editing-duration>
  </office:meta>
</office:document-meta>
</file>